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d2a0" officeooo:paragraph-rsid="0007d2a0"/>
    </style:style>
    <style:style style:name="P2" style:family="paragraph" style:parent-style-name="Standard">
      <style:text-properties officeooo:rsid="000834a4" officeooo:paragraph-rsid="000834a4" fo:background-color="transparent"/>
    </style:style>
    <style:style style:name="P3" style:family="paragraph" style:parent-style-name="Standard">
      <style:text-properties fo:font-weight="bold" officeooo:rsid="000834a4" officeooo:paragraph-rsid="000834a4" fo:background-color="transparent" style:font-weight-asian="bold" style:font-weight-complex="bold"/>
    </style:style>
    <style:style style:name="P4" style:family="paragraph" style:parent-style-name="Standard">
      <style:text-properties fo:font-weight="normal" officeooo:rsid="0008af6b" officeooo:paragraph-rsid="0008af6b" fo:background-color="#ffff99" style:font-weight-asian="normal" style:font-weight-complex="normal"/>
    </style:style>
    <style:style style:name="P5" style:family="paragraph" style:parent-style-name="Standard">
      <style:text-properties officeooo:rsid="0007d2a0" officeooo:paragraph-rsid="0007d2a0" fo:background-color="transparent"/>
    </style:style>
    <style:style style:name="P6" style:family="paragraph" style:parent-style-name="Standard" style:list-style-name="L1">
      <style:text-properties officeooo:rsid="0007d2a0" officeooo:paragraph-rsid="0007d2a0" fo:background-color="transparent"/>
    </style:style>
    <style:style style:name="P7" style:family="paragraph" style:parent-style-name="Standard" style:list-style-name="L1">
      <style:text-properties officeooo:paragraph-rsid="0007d2a0"/>
    </style:style>
    <style:style style:name="P8" style:family="paragraph" style:parent-style-name="Standard" style:list-style-name="L2">
      <style:text-properties officeooo:paragraph-rsid="0007d2a0"/>
    </style:style>
    <style:style style:name="P9" style:family="paragraph" style:parent-style-name="Standard" style:list-style-name="L2">
      <style:text-properties officeooo:rsid="0007d2a0" officeooo:paragraph-rsid="0007d2a0" fo:background-color="#ffff99"/>
    </style:style>
    <style:style style:name="P10" style:family="paragraph" style:parent-style-name="Standard">
      <style:text-properties officeooo:rsid="000bf21a" officeooo:paragraph-rsid="000bf21a"/>
    </style:style>
    <style:style style:name="P11" style:family="paragraph" style:parent-style-name="Standard">
      <style:text-properties officeooo:rsid="000bf21a" officeooo:paragraph-rsid="001978b9"/>
    </style:style>
    <style:style style:name="P12" style:family="paragraph" style:parent-style-name="Standard">
      <style:text-properties fo:font-weight="bold" officeooo:rsid="000bf21a" officeooo:paragraph-rsid="000bf21a" style:font-weight-asian="bold" style:font-weight-complex="bold"/>
    </style:style>
    <style:style style:name="P13" style:family="paragraph" style:parent-style-name="Standard">
      <style:text-properties fo:font-weight="bold" officeooo:rsid="0010a71f" officeooo:paragraph-rsid="0010a71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0a71f" officeooo:paragraph-rsid="0010a71f" style:font-weight-asian="bold" style:font-weight-complex="bold"/>
    </style:style>
    <style:style style:name="P15" style:family="paragraph" style:parent-style-name="Standard">
      <style:text-properties fo:font-weight="bold" officeooo:rsid="000ebb77" officeooo:paragraph-rsid="0010a71f" style:font-weight-asian="bold" style:font-weight-complex="bold"/>
    </style:style>
    <style:style style:name="P16" style:family="paragraph" style:parent-style-name="Standard">
      <style:text-properties officeooo:paragraph-rsid="0008af6b"/>
    </style:style>
    <style:style style:name="P17" style:family="paragraph" style:parent-style-name="Standard">
      <style:text-properties fo:font-weight="normal" officeooo:rsid="0008af6b" officeooo:paragraph-rsid="0008af6b" fo:background-color="#ffff99" style:font-weight-asian="normal" style:font-weight-complex="normal"/>
    </style:style>
    <style:style style:name="P18" style:family="paragraph" style:parent-style-name="Standard">
      <style:text-properties fo:font-weight="normal" officeooo:rsid="000ce355" officeooo:paragraph-rsid="000ce355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0a71f" officeooo:paragraph-rsid="0010a71f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1dfb3" officeooo:paragraph-rsid="0011dfb3" style:font-weight-asian="normal" style:font-weight-complex="normal"/>
    </style:style>
    <style:style style:name="P21" style:family="paragraph" style:parent-style-name="Standard">
      <style:text-properties style:font-name="Liberation Serif" fo:font-size="12pt" officeooo:rsid="000834a4" officeooo:paragraph-rsid="000834a4" fo:background-color="transparent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0caa1a" officeooo:paragraph-rsid="000caa1a" fo:background-color="transparent" style:font-size-asian="12pt" style:font-size-complex="12pt"/>
    </style:style>
    <style:style style:name="P23" style:family="paragraph" style:parent-style-name="Standard">
      <style:text-properties officeooo:rsid="000ebb77" officeooo:paragraph-rsid="000ebb77"/>
    </style:style>
    <style:style style:name="P24" style:family="paragraph" style:parent-style-name="Standard">
      <style:text-properties officeooo:rsid="0010a71f" officeooo:paragraph-rsid="0010a71f"/>
    </style:style>
    <style:style style:name="P25" style:family="paragraph" style:parent-style-name="Standard">
      <style:paragraph-properties fo:text-align="justify" style:justify-single-word="false"/>
      <style:text-properties officeooo:rsid="0010a71f" officeooo:paragraph-rsid="0010a71f"/>
    </style:style>
    <style:style style:name="P26" style:family="paragraph" style:parent-style-name="Standard">
      <style:paragraph-properties fo:text-align="justify" style:justify-single-word="false"/>
      <style:text-properties fo:font-size="13pt" fo:font-weight="bold" officeooo:rsid="0011dfb3" officeooo:paragraph-rsid="0011dfb3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3pt" fo:font-weight="bold" officeooo:rsid="0011dfb3" officeooo:paragraph-rsid="00137a61" style:font-size-asian="13pt" style:font-weight-asian="bold" style:font-size-complex="13pt" style:font-weight-complex="bold"/>
    </style:style>
    <style:style style:name="P28" style:family="paragraph" style:parent-style-name="Standard">
      <style:text-properties fo:font-size="13pt" fo:font-weight="bold" officeooo:rsid="000ebb77" officeooo:paragraph-rsid="0010a71f" style:font-size-asian="13pt" style:font-weight-asian="bold" style:font-size-complex="13pt" style:font-weight-complex="bold"/>
    </style:style>
    <style:style style:name="P29" style:family="paragraph" style:parent-style-name="Standard">
      <style:text-properties fo:font-size="13pt" fo:font-weight="bold" officeooo:rsid="000ebb77" officeooo:paragraph-rsid="000ebb77" style:font-size-asian="13pt" style:font-weight-asian="bold" style:font-size-complex="13pt" style:font-weight-complex="bold"/>
    </style:style>
    <style:style style:name="P30" style:family="paragraph" style:parent-style-name="Standard">
      <style:text-properties fo:font-size="13pt" fo:font-weight="bold" officeooo:rsid="000bf21a" officeooo:paragraph-rsid="000bf21a" style:font-size-asian="13pt" style:font-weight-asian="bold" style:font-size-complex="13pt" style:font-weight-complex="bold"/>
    </style:style>
    <style:style style:name="P31" style:family="paragraph" style:parent-style-name="Standard">
      <style:text-properties fo:font-size="13pt" fo:font-weight="bold" officeooo:rsid="0007d2a0" officeooo:paragraph-rsid="0007d2a0" style:font-size-asian="13pt" style:font-weight-asian="bold" style:font-size-complex="13pt" style:font-weight-complex="bold"/>
    </style:style>
    <style:style style:name="P32" style:family="paragraph" style:parent-style-name="Standard">
      <style:text-properties fo:font-size="13pt" fo:font-weight="bold" officeooo:rsid="000caa1a" officeooo:paragraph-rsid="000caa1a" fo:background-color="transparent" style:font-size-asian="13pt" style:font-weight-asian="bold" style:font-size-complex="13pt" style:font-weight-complex="bold"/>
    </style:style>
    <style:style style:name="P33" style:family="paragraph" style:parent-style-name="Standard">
      <style:text-properties fo:font-size="13pt" fo:font-weight="bold" officeooo:rsid="000834a4" officeooo:paragraph-rsid="000834a4" fo:background-color="transparent" style:font-size-asian="13pt" style:font-weight-asian="bold" style:font-size-complex="13pt" style:font-weight-complex="bold"/>
    </style:style>
    <style:style style:name="P34" style:family="paragraph" style:parent-style-name="Standard">
      <style:text-properties fo:font-size="14pt" fo:font-weight="bold" officeooo:rsid="000bf21a" officeooo:paragraph-rsid="000bf21a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07d2a0" officeooo:paragraph-rsid="0007d2a0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4pt" fo:font-weight="bold" officeooo:rsid="0011dfb3" officeooo:paragraph-rsid="0011dfb3" style:font-size-asian="14pt" style:font-weight-asian="bold" style:font-size-complex="14pt" style:font-weight-complex="bold"/>
    </style:style>
    <style:style style:name="P37" style:family="paragraph" style:parent-style-name="Standard" style:list-style-name="L3">
      <style:paragraph-properties fo:text-align="justify" style:justify-single-word="false"/>
      <style:text-properties fo:font-size="12pt" fo:font-weight="normal" officeooo:rsid="00153bd9" officeooo:paragraph-rsid="00153bd9" fo:background-color="#ffff99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2pt" fo:font-weight="normal" officeooo:rsid="00153bd9" officeooo:paragraph-rsid="00153bd9" fo:background-color="#ffff99" style:font-size-asian="12pt" style:font-weight-asian="normal" style:font-size-complex="12pt" style:font-weight-complex="normal"/>
    </style:style>
    <style:style style:name="P39" style:family="paragraph" style:parent-style-name="Table_20_Contents">
      <style:text-properties fo:font-size="13pt" officeooo:rsid="001781b0" officeooo:paragraph-rsid="001781b0" style:font-size-asian="13pt" style:font-size-complex="13pt"/>
    </style:style>
    <style:style style:name="P40" style:family="paragraph" style:parent-style-name="Table_20_Contents">
      <style:paragraph-properties fo:text-align="justify" style:justify-single-word="false"/>
      <style:text-properties fo:font-size="13pt" officeooo:rsid="001781b0" officeooo:paragraph-rsid="001781b0" style:font-size-asian="13pt" style:font-size-complex="13pt"/>
    </style:style>
    <style:style style:name="P41" style:family="paragraph" style:parent-style-name="Table_20_Contents">
      <style:text-properties fo:font-size="13pt" officeooo:rsid="001781b0" officeooo:paragraph-rsid="001978b9" style:font-size-asian="13pt" style:font-size-complex="13pt"/>
    </style:style>
    <style:style style:name="P42" style:family="paragraph" style:parent-style-name="Table_20_Contents">
      <style:text-properties fo:font-size="13pt" officeooo:rsid="001978b9" officeooo:paragraph-rsid="001978b9" style:font-size-asian="13pt" style:font-size-complex="13pt"/>
    </style:style>
    <style:style style:name="P43" style:family="paragraph" style:parent-style-name="Table_20_Contents">
      <style:text-properties fo:font-size="13pt" officeooo:rsid="001a8828" officeooo:paragraph-rsid="001978b9" style:font-size-asian="13pt" style:font-size-complex="13pt"/>
    </style:style>
    <style:style style:name="P44" style:family="paragraph" style:parent-style-name="Table_20_Contents">
      <style:text-properties fo:font-size="13pt" officeooo:rsid="001a8828" officeooo:paragraph-rsid="001a8828" style:font-size-asian="13pt" style:font-size-complex="13pt"/>
    </style:style>
    <style:style style:name="P45" style:family="paragraph" style:parent-style-name="Table_20_Contents">
      <style:text-properties fo:font-size="13pt" officeooo:rsid="001a8828" officeooo:paragraph-rsid="001781b0" style:font-size-asian="13pt" style:font-size-complex="13pt"/>
    </style:style>
    <style:style style:name="P46" style:family="paragraph" style:parent-style-name="Table_20_Contents">
      <style:text-properties fo:font-size="13pt" officeooo:rsid="001a8828" officeooo:paragraph-rsid="001a8828" fo:background-color="#ffff99" style:font-size-asian="13pt" style:font-size-complex="13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ebb77" fo:background-color="transparent" loext:char-shading-value="0"/>
    </style:style>
    <style:style style:name="T3" style:family="text">
      <style:text-properties officeooo:rsid="0007d2a0" fo:background-color="transparent" loext:char-shading-value="0"/>
    </style:style>
    <style:style style:name="T4" style:family="text">
      <style:text-properties officeooo:rsid="001a8828" fo:background-color="transparent" loext:char-shading-value="0"/>
    </style:style>
    <style:style style:name="T5" style:family="text">
      <style:text-properties officeooo:rsid="001aa772" fo:background-color="transparent" loext:char-shading-value="0"/>
    </style:style>
    <style:style style:name="T6" style:family="text">
      <style:text-properties fo:background-color="#ffff99" loext:char-shading-value="0"/>
    </style:style>
    <style:style style:name="T7" style:family="text">
      <style:text-properties officeooo:rsid="001a8828" fo:background-color="#ffff99" loext:char-shading-value="0"/>
    </style:style>
    <style:style style:name="T8" style:family="text">
      <style:text-properties officeooo:rsid="000caa1a"/>
    </style:style>
    <style:style style:name="T9" style:family="text">
      <style:text-properties officeooo:rsid="000ebb77"/>
    </style:style>
    <style:style style:name="T10" style:family="text">
      <style:text-properties officeooo:rsid="0010a71f"/>
    </style:style>
    <style:style style:name="T11" style:family="text">
      <style:text-properties officeooo:rsid="0011dfb3"/>
    </style:style>
    <style:style style:name="T12" style:family="text">
      <style:text-properties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fo:font-weight="normal" officeooo:rsid="00153bd9" fo:background-color="#ffff99" loext:char-shading-value="0" style:font-weight-asian="normal" style:font-weight-complex="normal"/>
    </style:style>
    <style:style style:name="T14" style:family="text">
      <style:text-properties officeooo:rsid="00137a61"/>
    </style:style>
    <style:style style:name="T15" style:family="text">
      <style:text-properties officeooo:rsid="001978b9"/>
    </style:style>
    <style:style style:name="T16" style:family="text">
      <style:text-properties officeooo:rsid="001a8828"/>
    </style:style>
    <style:style style:name="T17" style:family="text">
      <style:text-properties officeooo:rsid="001aa7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1 <text:span text:style-name="T9">Introducción</text:span></text:p>
      <text:p text:style-name="P31"><text:tab/>1.1 <text:span text:style-name="T9">Propósito</text:span></text:p>
      <text:p text:style-name="P1"><text:tab/>El presente documento tiene como propósito definir las especificaciones funcionales, no</text:p>
      <text:p text:style-name="P1"><text:tab/>funcionales y del sistema para la implementación de una aplicación web que <text:span text:style-name="T9">permitirá</text:span> jugar <text:tab/>de manera online al juego de “four in a row”. Donde dicha aplicación (API) será utilizada <text:tab/>por dos usuarios previamente registrados en el sistema.</text:p>
      <text:p text:style-name="P1"/>
      <text:p text:style-name="P31"><text:tab/>1.2 Alcance</text:p>
      <text:p text:style-name="P1"><text:span text:style-name="T9"><text:tab/>Diseño</text:span>, desarrollo e <text:span text:style-name="T9">implementación</text:span> del sistema FIAR (four in a row).</text:p>
      <text:p text:style-name="P1"><text:tab/>El FIAR sera una aplicación basada en JAVA que funcionara en un entorn<text:span text:style-name="T1">o </text:span><text:span text:style-name="T5">aplicación</text:span><text:span text:style-name="T1"> web <text:tab/>que </text:span><text:span text:style-name="T2">permitirá</text:span><text:span text:style-name="T1"> que dos usuarios registrados en el sistema pueda jugar una partida entre si. </text:span></text:p>
      <text:p text:style-name="P5"><text:tab/>Ésta aplicación dará apoyo a los siguientes procesos:</text:p>
      <text:list xml:id="list7805381540826000457" text:style-name="L1">
        <text:list-item>
          <text:p text:style-name="P7"><text:span text:style-name="T3">Crear una nueva cuenta</text:span></text:p>
        </text:list-item>
        <text:list-item>
          <text:p text:style-name="P6">Ver la <text:span text:style-name="T9">información</text:span> de otros usuarios</text:p>
        </text:list-item>
      </text:list>
      <text:p text:style-name="P5"><text:tab/>A través del sistema NO se podrá:</text:p>
      <text:list xml:id="list2041640214108344047" text:style-name="L2">
        <text:list-item>
          <text:p text:style-name="P8"><text:span text:style-name="T3">Modificar las tablas de resultados de partidas</text:span></text:p>
        </text:list-item>
        <text:list-item>
          <text:p text:style-name="P9">Modificar la información de otros usuarios</text:p>
        </text:list-item>
      </text:list>
      <text:p text:style-name="P2"><text:tab/>El FIAR <text:span text:style-name="T9">tendrá</text:span> un <text:span text:style-name="T9">fácil</text:span> acceso a la información a <text:span text:style-name="T9">través</text:span> de una base de datos conectada al <text:tab/>sistema.</text:p>
      <text:p text:style-name="P2"/>
      <text:p text:style-name="P33"><text:tab/>1.3 Definiciones, acrónimos y abreviaciones</text:p>
      <text:p text:style-name="P21"><text:tab/>FIAR: four in a row</text:p>
      <text:p text:style-name="P22"><text:tab/>Java: Es un lenguaje de programación orientado a objetos. Que permite el desarrollo</text:p>
      <text:p text:style-name="P22"><text:tab/>de una aplicación para algún uso específico. </text:p>
      <text:p text:style-name="P22"><text:tab/>Base de Datos: Es un conjunto de datos que pertenecen al mismo contexto almacenados</text:p>
      <text:p text:style-name="P22"><text:tab/>sistemáticamente para su posterior uso.</text:p>
      <text:p text:style-name="P22"><text:tab/>Usuario: Persona registrada en el servidor que esta habilitada para jugar.</text:p>
      <text:p text:style-name="P3"/>
      <text:p text:style-name="P33"><text:tab/>1.4 <text:span text:style-name="T8">Referencias</text:span></text:p>
      <text:p text:style-name="P4"><text:span text:style-name="T1"><text:tab/></text:span>CONSULTAR</text:p>
      <text:p text:style-name="P4"/>
      <text:p text:style-name="P32"><text:tab/>1.5 <text:span text:style-name="T9">Apreciación</text:span> global</text:p>
      <text:p text:style-name="P16"/>
      <text:p text:style-name="P34">2 Descripción global</text:p>
      <text:p text:style-name="P30"><text:tab/>2.1 Perspectiva del Producto</text:p>
      <text:p text:style-name="P18"><text:tab/>El producto trabaja en forma de aplicación web en perspectiva con una base de datos, la cual <text:tab/><text:span text:style-name="T17">servirá</text:span> para almacenar la <text:span text:style-name="T9">información</text:span> de los usuarios registrados.</text:p>
      <text:p text:style-name="P12"/>
      <text:p text:style-name="P30"><text:tab/>2.2 Funciones del Producto</text:p>
      <text:p text:style-name="P10"><text:tab/>El sistema FIAR permitirá realizar las siguientes funciones:</text:p>
      <text:p text:style-name="P10"/>
      <text:p text:style-name="P29"><text:tab/>2.3 Características del usuario</text:p>
      <text:p text:style-name="P23"><text:tab/>La aplicación solo tendrá un tipo de usuario al cual se denomina jugador, que solo interactúa <text:tab/>con la aplicación, sin roles administrativos.</text:p>
      <text:p text:style-name="P23"/>
      <text:p text:style-name="P28"><text:tab/>2.4<text:span text:style-name="T10">Restricciones generales</text:span></text:p>
      <text:p text:style-name="P15"><text:span text:style-name="T10"><text:tab/><text:tab/>2.4.1</text:span>Restricciones</text:p>
      <text:p text:style-name="P24"><text:tab/><text:tab/>La aplicación se desarrolla bajo licencia de software libre, por lo que su uso no <text:tab/><text:tab/><text:tab/>tendrá costo <text:tab/>alguno. Se desarrollara bajo el lenguaje de programación JAVA y <text:tab/><text:tab/><text:tab/>utilizara un sistema de gestión de base de datos MySQL.</text:p>
      <text:p text:style-name="P24"/>
      <text:p text:style-name="P13"><text:soft-page-break/><text:tab/><text:tab/>2.4.2 Limitaciones de Hardware</text:p>
      <text:p text:style-name="P24"><text:tab/><text:tab/>La <text:span text:style-name="T11">limitación</text:span> de hardware de esta aplicación esta dada por los requisitos <text:span text:style-name="T11">mínimos</text:span> de <text:tab/><text:tab/>las aplicaciones que usa(JAVA y MySQL).</text:p>
      <text:p text:style-name="P24"/>
      <text:p text:style-name="P13"><text:tab/><text:tab/>2.4.3 Interfaces con otras aplicaciones </text:p>
      <text:p text:style-name="P25"><text:tab/><text:tab/>El sistema o aplicación trabaja de manera <text:span text:style-name="T11">autónoma</text:span> por lo que no se relaciona con <text:tab/><text:tab/>sistemas o <text:span text:style-name="T11">aplicaciones</text:span> externas.</text:p>
      <text:p text:style-name="P25"/>
      <text:p text:style-name="P14"><text:tab/><text:tab/>2.4.4 Funcionamiento Paralelo</text:p>
      <text:p text:style-name="P25"><text:tab/><text:tab/>No es parte del proyecto</text:p>
      <text:p text:style-name="P25"/>
      <text:p text:style-name="P14"><text:tab/><text:tab/>2.4.5 Funciones de <text:span text:style-name="T11">Auditora</text:span></text:p>
      <text:p text:style-name="P25"><text:tab/><text:tab/>No es parte del proyecto</text:p>
      <text:p text:style-name="P25"/>
      <text:p text:style-name="P14"><text:tab/><text:tab/>2.4.6 Funciones de Control</text:p>
      <text:p text:style-name="P19"><text:tab/><text:tab/>El sistema debe verificar que la <text:span text:style-name="T11">creación</text:span> de la cuenta cumpla todo lo necesario y que <text:tab/><text:tab/>al momento de <text:span text:style-name="T11">lograrse</text:span> como usuario ya registrado, los datos coincidan.</text:p>
      <text:p text:style-name="P19"/>
      <text:p text:style-name="P14"><text:tab/><text:tab/>2.4.7 Requisitos del Lenguaje</text:p>
      <text:p text:style-name="P19"><text:tab/><text:tab/>Todo lo que se presente como forma de texto en las distintas interfaces <text:span text:style-name="T11">deberá</text:span> estar <text:tab/><text:tab/>en <text:span text:style-name="T11">español.</text:span></text:p>
      <text:p text:style-name="P14"/>
      <text:p text:style-name="P14"><text:tab/><text:tab/>2.4.8 Protocolos Señalados</text:p>
      <text:p text:style-name="P14"/>
      <text:p text:style-name="P14"><text:tab/><text:tab/>2.4.9 Credibilidad de la aplicación</text:p>
      <text:p text:style-name="P14"/>
      <text:p text:style-name="P14"><text:tab/><text:tab/>2.4.10 Consideraciones de seguridad</text:p>
      <text:p text:style-name="P20"><text:tab/><text:tab/>Todos los usuarios contaran con un nombre y un pasword que servirán para <text:tab/><text:tab/><text:tab/>autenticarse al momento de querer ingresar al sistema. Por otro lado la base de datos <text:tab/><text:tab/>deberá guardar esta información, encriptando los pasword.</text:p>
      <text:p text:style-name="P20"/>
      <text:p text:style-name="P27"><text:tab/>2.5 <text:span text:style-name="T14">Atenciones y dependencias</text:span></text:p>
      <text:p text:style-name="P26"><text:tab/><text:span text:style-name="T13">Consultar</text:span><text:tab/></text:p>
      <text:p text:style-name="P26"/>
      <text:p text:style-name="P26"><text:span text:style-name="T12"><text:tab/></text:span>2.6 Prorratear los Requisitos</text:p>
      <text:list xml:id="list1050601996989849671" text:style-name="L3">
        <text:list-item>
          <text:p text:style-name="P37">Jugar en contra de la maquina en vez de una persona</text:p>
        </text:list-item>
      </text:list>
      <text:p text:style-name="P38"><text:span text:style-name="T1"/></text:p>
      <text:p text:style-name="P26"/>
      <text:p text:style-name="P36">3 Requerimientos específicos</text:p>
      <text:p text:style-name="P36"/>
      <table:table table:name="Tabla2" table:style-name="Tabla2">
        <table:table-column table:style-name="Tabla2.A"/>
        <table:table-row>
          <table:table-cell table:style-name="Tabla2.A1" office:value-type="string">
            <text:p text:style-name="P40">Creación de un Usuario</text:p>
          </table:table-cell>
        </table:table-row>
      </table:table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39">Código</text:p>
          </table:table-cell>
          <table:table-cell table:style-name="Tabla1.B1" office:value-type="string">
            <text:p text:style-name="P39">R1</text:p>
          </table:table-cell>
        </table:table-row>
        <table:table-row>
          <table:table-cell table:style-name="Tabla1.A2" office:value-type="string">
            <text:p text:style-name="P39">Tipo</text:p>
          </table:table-cell>
          <table:table-cell table:style-name="Tabla1.B2" office:value-type="string">
            <text:p text:style-name="P39">Funcional</text:p>
          </table:table-cell>
        </table:table-row>
        <table:table-row>
          <table:table-cell table:style-name="Tabla1.A2" office:value-type="string">
            <text:p text:style-name="P39">Descripción</text:p>
          </table:table-cell>
          <table:table-cell table:style-name="Tabla1.B2" office:value-type="string">
            <text:p text:style-name="P39">El sistema deberá poder cargar un nuevo usuario a la base de datos</text:p>
          </table:table-cell>
        </table:table-row>
        <table:table-row>
          <table:table-cell table:style-name="Tabla1.A2" office:value-type="string">
            <text:p text:style-name="P39">Entrada</text:p>
          </table:table-cell>
          <table:table-cell table:style-name="Tabla1.B2" office:value-type="string">
            <text:p text:style-name="P39">Nombre, Apellido, Nombre de usuario y contraseña</text:p>
          </table:table-cell>
        </table:table-row>
      </table:table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39">Salida</text:p>
          </table:table-cell>
          <table:table-cell table:style-name="Tabla3.B1" office:value-type="string">
            <text:p text:style-name="P39">Nuevo usuario en la base de datos</text:p>
          </table:table-cell>
        </table:table-row>
      </table:table>
      <text:p text:style-name="P10"><text:soft-page-break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9">Loguearse</text:p>
          </table:table-cell>
        </table:table-row>
      </table:table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45">Código</text:p>
          </table:table-cell>
          <table:table-cell table:style-name="Tabla5.B1" office:value-type="string">
            <text:p text:style-name="P39">R2</text:p>
          </table:table-cell>
        </table:table-row>
        <table:table-row>
          <table:table-cell table:style-name="Tabla5.A2" office:value-type="string">
            <text:p text:style-name="P39">Tipo</text:p>
          </table:table-cell>
          <table:table-cell table:style-name="Tabla5.B2" office:value-type="string">
            <text:p text:style-name="P39">Funcional</text:p>
          </table:table-cell>
        </table:table-row>
        <table:table-row>
          <table:table-cell table:style-name="Tabla5.A2" office:value-type="string">
            <text:p text:style-name="P45">Descripción</text:p>
          </table:table-cell>
          <table:table-cell table:style-name="Tabla5.B2" office:value-type="string">
            <text:p text:style-name="P39">Ingresar desde a tu cuenta</text:p>
          </table:table-cell>
        </table:table-row>
        <table:table-row>
          <table:table-cell table:style-name="Tabla5.A2" office:value-type="string">
            <text:p text:style-name="P39">Entrada</text:p>
          </table:table-cell>
          <table:table-cell table:style-name="Tabla5.B2" office:value-type="string">
            <text:p text:style-name="P39">Nombre de usuario y contraseña</text:p>
          </table:table-cell>
        </table:table-row>
        <table:table-row>
          <table:table-cell table:style-name="Tabla5.A2" office:value-type="string">
            <text:p text:style-name="P39">Salida</text:p>
          </table:table-cell>
          <table:table-cell table:style-name="Tabla5.B2" office:value-type="string">
            <text:p text:style-name="P39">Pantalla de opciones de usuario</text:p>
          </table:table-cell>
        </table:table-row>
      </table:table>
      <text:p text:style-name="P10"/>
      <text:p text:style-name="P11"/>
      <table:table table:name="Tabla6" table:style-name="Tabla6">
        <table:table-column table:style-name="Tabla6.A"/>
        <table:table-row>
          <table:table-cell table:style-name="Tabla6.A1" office:value-type="string">
            <text:p text:style-name="P42">Ver Ranking</text:p>
          </table:table-cell>
        </table:table-row>
      </table:table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P43">Código</text:p>
          </table:table-cell>
          <table:table-cell table:style-name="Tabla7.B1" office:value-type="string">
            <text:p text:style-name="P41">R<text:span text:style-name="T15">3</text:span></text:p>
          </table:table-cell>
        </table:table-row>
        <table:table-row>
          <table:table-cell table:style-name="Tabla7.A2" office:value-type="string">
            <text:p text:style-name="P41">Tipo</text:p>
          </table:table-cell>
          <table:table-cell table:style-name="Tabla7.B2" office:value-type="string">
            <text:p text:style-name="P41">Funcional</text:p>
          </table:table-cell>
        </table:table-row>
        <table:table-row>
          <table:table-cell table:style-name="Tabla7.A2" office:value-type="string">
            <text:p text:style-name="P43">Descripción</text:p>
          </table:table-cell>
          <table:table-cell table:style-name="Tabla7.B2" office:value-type="string">
            <text:p text:style-name="P42">Ver tabla con los resultados de todos los jugadores</text:p>
          </table:table-cell>
        </table:table-row>
        <table:table-row>
          <table:table-cell table:style-name="Tabla7.A2" office:value-type="string">
            <text:p text:style-name="P41">Entrada</text:p>
          </table:table-cell>
          <table:table-cell table:style-name="Tabla7.B2" office:value-type="string">
            <text:p text:style-name="P46">Botón</text:p>
          </table:table-cell>
        </table:table-row>
        <table:table-row>
          <table:table-cell table:style-name="Tabla7.A2" office:value-type="string">
            <text:p text:style-name="P41">Salida</text:p>
          </table:table-cell>
          <table:table-cell table:style-name="Tabla7.B2" office:value-type="string">
            <text:p text:style-name="P42"><text:span text:style-name="T16">Información</text:span> de los jugadores</text:p>
          </table:table-cell>
        </table:table-row>
      </table:table>
      <text:p text:style-name="P11"/>
      <text:p text:style-name="P11"/>
      <table:table table:name="Tabla8" table:style-name="Tabla8">
        <table:table-column table:style-name="Tabla8.A"/>
        <table:table-row>
          <table:table-cell table:style-name="Tabla8.A1" office:value-type="string">
            <text:p text:style-name="P42">Desafiar a un Jugador</text:p>
          </table:table-cell>
        </table:table-row>
      </table:table>
      <table:table table:name="Tabla9" table:style-name="Tabla9">
        <table:table-column table:style-name="Tabla9.A" table:number-columns-repeated="2"/>
        <table:table-row>
          <table:table-cell table:style-name="Tabla9.A1" office:value-type="string">
            <text:p text:style-name="P43">Código</text:p>
          </table:table-cell>
          <table:table-cell table:style-name="Tabla9.B1" office:value-type="string">
            <text:p text:style-name="P41">R<text:span text:style-name="T15">4</text:span></text:p>
          </table:table-cell>
        </table:table-row>
        <table:table-row>
          <table:table-cell table:style-name="Tabla9.A2" office:value-type="string">
            <text:p text:style-name="P41">Tipo</text:p>
          </table:table-cell>
          <table:table-cell table:style-name="Tabla9.B2" office:value-type="string">
            <text:p text:style-name="P41">Funcional</text:p>
          </table:table-cell>
        </table:table-row>
        <table:table-row>
          <table:table-cell table:style-name="Tabla9.A2" office:value-type="string">
            <text:p text:style-name="P43">Descripción</text:p>
          </table:table-cell>
          <table:table-cell table:style-name="Tabla9.B2" office:value-type="string">
            <text:p text:style-name="P42">Elegir un contrincante para jugar una partida</text:p>
          </table:table-cell>
        </table:table-row>
        <table:table-row>
          <table:table-cell table:style-name="Tabla9.A2" office:value-type="string">
            <text:p text:style-name="P41">Entrada</text:p>
          </table:table-cell>
          <table:table-cell table:style-name="Tabla9.B2" office:value-type="string">
            <text:p text:style-name="P42">Nombre de usuario del contrincante</text:p>
          </table:table-cell>
        </table:table-row>
        <table:table-row>
          <table:table-cell table:style-name="Tabla9.A2" office:value-type="string">
            <text:p text:style-name="P41">Salida</text:p>
          </table:table-cell>
          <table:table-cell table:style-name="Tabla9.B2" office:value-type="string">
            <text:p text:style-name="P41">Pantalla <text:span text:style-name="T15">del tablero</text:span></text:p>
          </table:table-cell>
        </table:table-row>
      </table:table>
      <text:p text:style-name="P11"/>
      <text:p text:style-name="P11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2">Volver a jugar</text:p>
          </table:table-cell>
        </table:table-row>
      </table:table>
      <table:table table:name="Tabla11" table:style-name="Tabla11">
        <table:table-column table:style-name="Tabla11.A" table:number-columns-repeated="2"/>
        <table:table-row>
          <table:table-cell table:style-name="Tabla11.A1" office:value-type="string">
            <text:p text:style-name="P43">Código</text:p>
          </table:table-cell>
          <table:table-cell table:style-name="Tabla11.B1" office:value-type="string">
            <text:p text:style-name="P41">R<text:span text:style-name="T15">5</text:span></text:p>
          </table:table-cell>
        </table:table-row>
        <table:table-row>
          <table:table-cell table:style-name="Tabla11.A2" office:value-type="string">
            <text:p text:style-name="P41">Tipo</text:p>
          </table:table-cell>
          <table:table-cell table:style-name="Tabla11.B2" office:value-type="string">
            <text:p text:style-name="P41">Funcional</text:p>
          </table:table-cell>
        </table:table-row>
        <table:table-row>
          <table:table-cell table:style-name="Tabla11.A2" office:value-type="string">
            <text:p text:style-name="P43">Descripción</text:p>
          </table:table-cell>
          <table:table-cell table:style-name="Tabla11.B2" office:value-type="string">
            <text:p text:style-name="P44">Crea una instancia de juego nueva pero con el mismo jugador</text:p>
          </table:table-cell>
        </table:table-row>
        <table:table-row>
          <table:table-cell table:style-name="Tabla11.A2" office:value-type="string">
            <text:p text:style-name="P41">Entrada</text:p>
          </table:table-cell>
          <table:table-cell table:style-name="Tabla11.B2" office:value-type="string">
            <text:p text:style-name="P46">Botón</text:p>
          </table:table-cell>
        </table:table-row>
        <table:table-row>
          <table:table-cell table:style-name="Tabla11.A2" office:value-type="string">
            <text:p text:style-name="P41">Salida</text:p>
          </table:table-cell>
          <table:table-cell table:style-name="Tabla11.B2" office:value-type="string">
            <text:p text:style-name="P41">Pantalla de opciones de usuario</text:p>
          </table:table-cell>
        </table:table-row>
      </table:table>
      <text:p text:style-name="P11"/>
      <text:p text:style-name="P10"/>
      <text:p text:style-name="P10"/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TON </meta:initial-creator>
    <meta:creation-date>2015-04-16T12:52:14.746665041</meta:creation-date>
    <dc:date>2015-04-16T23:01:15.612542925</dc:date>
    <dc:creator>GASTON </dc:creator>
    <meta:editing-duration>PT8M46S</meta:editing-duration>
    <meta:editing-cycles>3</meta:editing-cycles>
    <meta:generator>LibreOffice/4.2.7.2$Linux_x86 LibreOffice_project/420m0$Build-2</meta:generator>
    <meta:document-statistic meta:table-count="11" meta:image-count="0" meta:object-count="0" meta:page-count="3" meta:paragraph-count="111" meta:word-count="659" meta:character-count="4183" meta:non-whitespace-character-count="3543"/>
  </office:meta>
</office:document-meta>
</file>